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7db74" officeooo:paragraph-rsid="0017db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632e" officeooo:paragraph-rsid="0019632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f7367" officeooo:paragraph-rsid="001f736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f844" officeooo:paragraph-rsid="0020f84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1d250" officeooo:paragraph-rsid="0021d250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44b0c" officeooo:paragraph-rsid="00244b0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5e858" officeooo:paragraph-rsid="0025e85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4f25" officeooo:paragraph-rsid="00144f2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632e" officeooo:paragraph-rsid="0019632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7367" officeooo:paragraph-rsid="001f736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0f84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1d25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44b0c" officeooo:paragraph-rsid="00244b0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e858" officeooo:paragraph-rsid="0025e858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e858" officeooo:paragraph-rsid="0025e85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857d7" officeooo:paragraph-rsid="002857d7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857d7" officeooo:paragraph-rsid="002857d7" style:font-style-asian="normal" style:font-weight-asian="bold" style:font-style-complex="normal" style:font-weight-complex="bold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  <style:style style:name="T4" style:family="text">
      <style:text-properties officeooo:rsid="0016d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24" style:font-weight-asian="bold" style:font-weight-complex="bold"/>
    </style:style>
    <style:style style:name="T7" style:family="text">
      <style:text-properties officeooo:rsid="001a87de"/>
    </style:style>
    <style:style style:name="T8" style:family="text">
      <style:text-properties officeooo:rsid="001cf6c3"/>
    </style:style>
    <style:style style:name="T9" style:family="text">
      <style:text-properties officeooo:rsid="0020f844"/>
    </style:style>
    <style:style style:name="T10" style:family="text">
      <style:text-properties officeooo:rsid="0021d250"/>
    </style:style>
    <style:style style:name="T11" style:family="text">
      <style:text-properties officeooo:rsid="00279c93"/>
    </style:style>
    <style:style style:name="T12" style:family="text">
      <style:text-properties officeooo:rsid="002857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Journal et avancement du projet :</text:p>
      <text:p text:style-name="P19"/>
      <text:p text:style-name="P19">Jeudi 27/04/2017 : <text:span text:style-name="T3">(Pré-projet : Gaufre empoisonnée)</text:span></text:p>
      <text:p text:style-name="P21"><text:tab/>- Présentation du projet et du pré-projet.</text:p>
      <text:p text:style-name="P21"><text:tab/>- Constitution des groupes.</text:p>
      <text:p text:style-name="P21"><text:tab/>- Discussion sur l’architecture à adopter pour l’implémentation :</text:p>
      <text:p text:style-name="P21"><text:tab/><text:tab/>* Diagramme UML.</text:p>
      <text:p text:style-name="P21"><text:tab/><text:tab/>* Cahier de charge de l’IHM.</text:p>
      <text:p text:style-name="P21"><text:tab/><text:tab/>* Algorithmes qui génèrnet les coups à jouer par l’IA selon la difficul<text:span text:style-name="T1">té.</text:span></text:p>
      <text:p text:style-name="P21"><text:tab/><text:tab/>* <text:span text:style-name="T1">Etude de JavaFX.</text:span></text:p>
      <text:p text:style-name="P21"/>
      <text:p text:style-name="P20">Vendredi 28/04/2017 :</text:p>
      <text:p text:style-name="P11"><text:tab/>- <text:span text:style-name="T2">Essais avec JavaFX</text:span></text:p>
      <text:p text:style-name="P11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11"><text:tab/>- <text:span text:style-name="T2">Développement de l’interface graphique pour le jeu en JavaFX.</text:span></text:p>
      <text:p text:style-name="P12"><text:tab/>- Début de l’implémentation de l’algorithme MINIMAX pour l’IA dificile</text:p>
      <text:p text:style-name="P12"><text:tab/>- Codage de l’IHM</text:p>
      <text:p text:style-name="P12"/>
      <text:p text:style-name="P1">Mardi 2/5/2017 :</text:p>
      <text:p text:style-name="P9"><text:tab/>- <text:span text:style-name="T4">Présentation de l’avancement du pré-projet et des difficultés rencontrées.</text:span></text:p>
      <text:p text:style-name="P9"><text:tab/>- <text:span text:style-name="T4">Suite des corrections sur l’algorithme Minimax pour l’IA.</text:span></text:p>
      <text:p text:style-name="P9"><text:tab/>- <text:span text:style-name="T4">Suite de l’intégration de la partie moteur et affichage graphique.</text:span></text:p>
      <text:p text:style-name="P9"><text:tab/>- <text:span text:style-name="T4">Présentation des jeux pour le projet et attribution du jeu </text:span><text:span text:style-name="T6">Pingouin </text:span><text:span text:style-name="T4">à notre groupe.</text:span></text:p>
      <text:p text:style-name="P9"><text:tab/>- <text:span text:style-name="T4">Présentation sur les techniques de conception d’IHM et sur les pièges à éviter.</text:span></text:p>
      <text:p text:style-name="P9"/>
      <text:p text:style-name="P2">Mercredi 3/5/2017 ( Projet: Pingouin) </text:p>
      <text:p text:style-name="P10"><text:tab/>- Prise en main du jeu <text:span text:style-name="T5">Pingouin </text:span>et compréhension des règles et des contraintes.</text:p>
      <text:p text:style-name="P10"><text:tab/>- Discussion sur l’architecture de l’implémentation et sur les structures de données <text:tab/><text:tab/>adéquates.</text:p>
      <text:p text:style-name="P10"><text:tab/>- Diagramme UML pour la représentation de l’architecture retenue.</text:p>
      <text:p text:style-name="P10"><text:tab/>- Début de la conception de l’IHM sur papier.</text:p>
      <text:p text:style-name="P10"/>
      <text:p text:style-name="P3">Jeudi 4/5/2017 :</text:p>
      <text:p text:style-name="P13"><text:tab/>- Conception du jeu textuel en utilisant un fichier texte qui décrit le plateau.</text:p>
      <text:p text:style-name="P13"><text:tab/>- <text:span text:style-name="T7">Fin du jeu manuel.</text:span></text:p>
      <text:p text:style-name="P13"><text:tab/>- <text:span text:style-name="T7">Conception de la fenêtre graphique et le plateau de jeu.</text:span></text:p>
      <text:p text:style-name="P13"><text:tab/>- <text:span text:style-name="T8">Début des implémentations des différentes IA.</text:span></text:p>
      <text:p text:style-name="P13"/>
      <text:p text:style-name="P4">Vendredi 5/5/<text:span text:style-name="T9">2017 :</text:span></text:p>
      <text:p text:style-name="P14"><text:tab/>- <text:span text:style-name="T9">Génération de la fenêtre graphique avec les différents éléments : banquise et pingouin.</text:span></text:p>
      <text:p text:style-name="P14"><text:tab/>- <text:span text:style-name="T9">Suite de la maquette IHM papier.</text:span></text:p>
      <text:p text:style-name="P14"><text:tab/>- <text:span text:style-name="T9">Jeu textuel et moteur.</text:span></text:p>
      <text:p text:style-name="P14"><text:tab/>- <text:span text:style-name="T9">Conception papier des différentes statégies de jeu.</text:span></text:p>
      <text:p text:style-name="P14"/>
      <text:p text:style-name="P5">Mardi 9/5/2017 :</text:p>
      <text:p text:style-name="P15"><text:tab/>- Jeu textuel opérationnel.</text:p>
      <text:p text:style-name="P15"><text:tab/>- Jeu graphique manuel.</text:p>
      <text:p text:style-name="P15"><text:tab/>- Fin de l’IHM papier et audit de la maquette.</text:p>
      <text:p text:style-name="P16"><text:tab/>- <text:span text:style-name="T10">Amélioration de l’affichage.</text:span></text:p>
      <text:p text:style-name="P16"/>
      <text:p text:style-name="P16"/>
      <text:p text:style-name="P6"><text:soft-page-break/>Mercredi 10/5/2017 :</text:p>
      <text:p text:style-name="P16"><text:tab/>- <text:span text:style-name="T10">Intégration du moteur au jeu graphique et les différentes IA.</text:span></text:p>
      <text:p text:style-name="P16"><text:tab/>- <text:span text:style-name="T10">Test des différentes IA et réalisation de tests automatisés pour décider des meilleures.</text:span></text:p>
      <text:p text:style-name="P16"><text:tab/>- <text:span text:style-name="T10">Animation des déplacements de pingouins sur la banquise pour un meilleur rendu visuel.</text:span></text:p>
      <text:p text:style-name="P16"><text:tab/>- <text:span text:style-name="T10">Début de la conception des menus et de l’IHM en respectant les conseils receuillis lors de l’audit.</text:span></text:p>
      <text:p text:style-name="P16"/>
      <text:p text:style-name="P7">Jeudi 11/05/2017 :</text:p>
      <text:p text:style-name="P17"><text:tab/>-Modification des IA.</text:p>
      <text:p text:style-name="P17"><text:tab/>-Amélioration de l’affichage.</text:p>
      <text:p text:style-name="P17"><text:tab/>-Suite conception IHM.</text:p>
      <text:p text:style-name="P17"><text:tab/>-Intégration de la fonction save.</text:p>
      <text:p text:style-name="P17"/>
      <text:p text:style-name="P7">Vendredi 12/05/2017 :</text:p>
      <text:p text:style-name="P17"><text:tab/>- Affichage des scores.</text:p>
      <text:p text:style-name="P17"><text:tab/>- Dessin des boutons et des glaçon.</text:p>
      <text:p text:style-name="P17"><text:tab/>- Débuggage de quelques fonctionnalités.</text:p>
      <text:p text:style-name="P17"><text:tab/>- Suite intégration de la fonction save/undo.</text:p>
      <text:p text:style-name="P17"/>
      <text:p text:style-name="P8">Lundi 15/05/2017 :</text:p>
      <text:p text:style-name="P18"><text:tab/>- Suite intégration de la fonction save/undo.</text:p>
      <text:p text:style-name="P18"><text:tab/>- Revue de la structure du code en vue de l’audit du lendemain.</text:p>
      <text:p text:style-name="P18"><text:tab/>- Travail sur les IA.</text:p>
      <text:p text:style-name="P18"><text:tab/>- Amélioration de l’IHM.</text:p>
      <text:p text:style-name="P18"/>
      <text:p text:style-name="P8">Mardi 16/05/2017 :</text:p>
      <text:p text:style-name="P18"><text:tab/>- Audit de code.</text:p>
      <text:p text:style-name="P18"><text:tab/>- Restructuration du code suite aux remarques receuillies lors de l’audit.</text:p>
      <text:p text:style-name="P18"><text:tab/>- Séparation plus claire de la partie moteur du jeu et du reste des fonctionnalités.</text:p>
      <text:p text:style-name="P18"><text:tab/>- Modification du code des IA pour éviter la redondance dans le code.</text:p>
      <text:p text:style-name="P18"><text:tab/>- Travail sut l’IHM pour qu’elle soit présentable pour le lendemain.</text:p>
      <text:p text:style-name="P18"><text:tab/>- Suite du travail sur la fonction save/undo.</text:p>
      <text:p text:style-name="P18"/>
      <text:p text:style-name="P8">Mercredi 17/05/2017 :</text:p>
      <text:p text:style-name="P18"><text:tab/>- Travail sur l’IHM en prenant en considération les remarques receuillies lors de l’audit.</text:p>
      <text:p text:style-name="P18"><text:tab/>- Début du travail sur une fenêtre pop up en fin de jeu.</text:p>
      <text:p text:style-name="P18"><text:tab/>- Suite du travail sur la fonction save/undo.</text:p>
      <text:p text:style-name="P18"><text:tab/>- Amélioration des graphiques du jeu.</text:p>
      <text:p text:style-name="P18"><text:tab/>- Amélioration des IA.</text:p>
      <text:p text:style-name="P18"/>
      <text:p text:style-name="P8">Jeudi 18/05/2017 :</text:p>
      <text:p text:style-name="P18"><text:tab/>- Amélioration de l’IHM.</text:p>
      <text:p text:style-name="P18"><text:tab/>- Fin de la fenêtre de fin.</text:p>
      <text:p text:style-name="P18"><text:tab/>- Amélioration des menus.</text:p>
      <text:p text:style-name="P18"><text:tab/>- Amélioration des IAs.</text:p>
      <text:p text:style-name="P18"><text:tab/>- Fin de la fonction save/undo.</text:p>
      <text:p text:style-name="P18"/>
      <text:p text:style-name="P8">Vendredi 19/05/2017 :</text:p>
      <text:p text:style-name="P18"><text:tab/>- <text:span text:style-name="T12">Conception de l’architecture à adopter pour la réseau.</text:span></text:p>
      <text:p text:style-name="P18"><text:tab/>- <text:span text:style-name="T11">Suite travail sur l’IHM.</text:span></text:p>
      <text:p text:style-name="P18"><text:tab/>- <text:span text:style-name="T11">Amélioration des IA.</text:span></text:p>
      <text:p text:style-name="P18"><text:tab/>- <text:span text:style-name="T12">Début du travail sur un didacticiel.</text:span></text:p>
      <text:p text:style-name="P18"><text:soft-page-break/></text:p>
      <text:p text:style-name="P24">Lundi 22/05/2017 :</text:p>
      <text:p text:style-name="P23"><text:tab/>- Début de l’intégration de la partie réseau.</text:p>
      <text:p text:style-name="P23"><text:tab/>- Amélioration de l’IHM et ajout de la partie réseau pour pouvoir tester.</text:p>
      <text:p text:style-name="P23"><text:tab/>- Suite du travail sur le didacticiel.</text:p>
      <text:p text:style-name="P23"><text:tab/>- Suite amélioration des IA.</text:p>
      <text:p text:style-name="P23"/>
      <text:p text:style-name="P24">Mardi 23/05/2017 :</text:p>
      <text:p text:style-name="P23"><text:tab/>- Suite développement de la partie réseau.</text:p>
      <text:p text:style-name="P23"><text:tab/>- Confrontation de l’IA difficile à celle du deuxième groupe.</text:p>
      <text:p text:style-name="P23"><text:tab/>- Suite amélioration des IA.</text:p>
      <text:p text:style-name="P23"><text:tab/>- Suite amélioration de l’IHM et intégration complète du didact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24T09:55:33.110941824</dc:date>
    <meta:editing-duration>PT3H31M20S</meta:editing-duration>
    <meta:editing-cycles>20</meta:editing-cycles>
    <meta:document-statistic meta:table-count="0" meta:image-count="0" meta:object-count="0" meta:page-count="3" meta:paragraph-count="95" meta:word-count="704" meta:character-count="4273" meta:non-whitespace-character-count="3576"/>
  </office:meta>
</office:document-meta>
</file>